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 Sir,</text:span><text:line-break/><text:line-break/>As per our telephonic conversation, your firewall current firmware is v3.1 .</text:p>
      <text:p text:style-name="Text_20_body">Please find the below steps to upgrade your firewall firmware.</text:p>
      <text:p text:style-name="Text_20_body">Important Note :-<text:span text:style-name="Strong_20_Emphasis"> Please take firewall configuration backup ( Management --&gt; Backup --&gt;  Backup ) before upgrading firmware and arrange a console cable and a proper Downtime.</text:span></text:p>
      <text:p text:style-name="Text_20_body">Download the Firmware from Mozilla Firefox.</text:p>
      <text:p text:style-name="Text_20_body">Go to  <text:a xlink:type="simple" xlink:href="https://kb.gajshield.com/" office:target-frame-name="_blank" xlink:show="new" text:style-name="Internet_20_link" text:visited-style-name="Visited_20_Internet_20_Link">https://kb.gajshield.com/</text:a></text:p>
      <text:p text:style-name="Text_20_body">Kindly note before upgrading the firmware apply the Patch...</text:p>
      <text:p text:style-name="Text_20_body">Click on DC / NU Series --&gt; DC / NU Firmware --&gt; <text:a xlink:type="simple" xlink:href="https://kb.gajshield.com/kbarticle?entryid=239&amp;parentid=27" office:target-frame-name="_blank" xlink:show="new" text:style-name="Internet_20_link" text:visited-style-name="Visited_20_Internet_20_Link">GAJ OS Bulwark Firmware v4.0</text:a><text:line-break/> </text:p>
      <text:p text:style-name="Text_20_body">Step 1. </text:p>
      <text:p text:style-name="Text_20_body">Login on the firewall web gui Management---&gt; Updates---&gt; Patch---&gt; Select downloaded Patch file---&gt; Apply Patch.</text:p>
      <text:p text:style-name="Text_20_body"><text:span text:style-name="Strong_20_Emphasis">Download </text:span><text:a xlink:type="simple" xlink:href="https://kb.gajshield.com/kb/static/kbFiles/3_1_patch.gz" office:target-frame-name="_blank" xlink:show="new" text:style-name="Internet_20_link" text:visited-style-name="Visited_20_Internet_20_Link"><text:span text:style-name="Strong_20_Emphasis">3_1_patch.gz</text:span></text:a><text:line-break/><text:line-break/><text:span text:style-name="Strong_20_Emphasis">Before upgrading your GajShield appliance to GAJ OS Bulwark firmware version 4.0, kindly make sure that you had applied the 3_1_patch.gz patch.</text:span><text:line-break/><text:line-break/><text:span text:style-name="Strong_20_Emphasis">Login on the firewall web gui Management---&gt; Updates---&gt; Patch---&gt; Select downloaded Patch file---&gt; Apply Patch.</text:span><text:line-break/><text:line-break/> </text:p>
      <text:p text:style-name="Text_20_body">Step 2. </text:p>
      <text:p text:style-name="Text_20_body">Click on DC / NU Series --&gt; DC / NU Firmware --&gt; <text:a xlink:type="simple" xlink:href="https://kb.gajshield.com/kbarticle?entryid=239&amp;parentid=27" office:target-frame-name="_blank" xlink:show="new" text:style-name="Internet_20_link" text:visited-style-name="Visited_20_Internet_20_Link">GAJ OS Bulwark Firmware v4.0</text:a> and click on  <text:span text:style-name="Strong_20_Emphasis">Download GAJ OS Bulwark Firmware_v4.0 </text:span><text:line-break/>to download the firmware. </text:p>
      <text:p text:style-name="Text_20_body">To upload firmware(<text:span text:style-name="Strong_20_Emphasis">Download GAJ OS Bulwark Firmware_v4.0</text:span>) on the firewall, follow the below steps<text:line-break/>Upload the firmware without extracting the file.</text:p>
      <text:p text:style-name="Text_20_body">Login on the firewall web gui Admin --&gt; Utility --&gt; Firmware Upgrade or Management --&gt; Firmware --&gt; Firmware or Management --&gt; Upgrade --&gt; Updates Firmware.</text:p>
      <text:p text:style-name="Text_20_body">Once the firmware is uploaded successfully, restart the firewall. ( Admin --&gt; Administration --&gt; Shutdown --&gt; Reboot or Management --&gt; Shut down --&gt; Reboot 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48:40.313453990</meta:creation-date>
    <dc:date>2019-05-10T17:10:35.869784565</dc:date>
    <meta:editing-duration>PT1M1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5" meta:word-count="269" meta:character-count="1564" meta:non-whitespace-character-count="1320"/>
  </office:meta>
</office:document-meta>
</file>